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paragraph-rsid="00077012"/>
    </style:style>
    <style:style style:name="T1" style:family="text">
      <style:text-properties officeooo:rsid="00077012"/>
    </style:style>
    <style:style style:name="T2" style:family="text">
      <style:text-properties officeooo:rsid="0007e373"/>
    </style:style>
    <style:style style:name="T3" style:family="text">
      <style:text-properties officeooo:rsid="000f1bee"/>
    </style:style>
    <style:style style:name="T4" style:family="text">
      <style:text-properties fo:language="ru" fo:country="RU" officeooo:rsid="000f1bee"/>
    </style:style>
    <style:style style:name="T5" style:family="text">
      <style:text-properties fo:language="ru" fo:country="RU" officeooo:rsid="00106320"/>
    </style:style>
    <style:style style:name="T6" style:family="text">
      <style:text-properties style:font-name="Calibri Light1" fo:font-size="11pt" fo:language="ru" fo:country="RU" fo:font-weight="250" officeooo:rsid="000f1bee"/>
    </style:style>
    <style:style style:name="T7" style:family="text">
      <style:text-properties style:font-name="Calibri Light1" fo:font-size="11pt" fo:language="en" fo:country="US" fo:font-weight="250" officeooo:rsid="000f1bee"/>
    </style:style>
    <style:style style:name="T8" style:family="text">
      <style:text-properties fo:font-style="italic" officeooo:rsid="000f1bee" style:font-style-asian="italic" style:font-style-complex="italic"/>
    </style:style>
    <style:style style:name="T9" style:family="text">
      <style:text-properties fo:color="#c9211e" loext:opacity="100%" fo:font-style="italic" officeooo:rsid="000f1bee" style:font-style-asian="italic" style:font-weight-asian="bold" style:font-style-complex="italic" style:font-weight-complex="bold"/>
    </style:style>
    <style:style style:name="T10" style:family="text">
      <style:text-properties fo:language="en" fo:country="US" officeooo:rsid="000f1bee"/>
    </style:style>
    <style:style style:name="T11" style:family="text">
      <style:text-properties fo:language="en" fo:country="US" officeooo:rsid="00106320"/>
    </style:style>
    <style:style style:name="T12" style:family="text">
      <style:text-properties officeooo:rsid="001063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paragraph">Добавляет пункт (страницу) верхнего уровня в меню админ-панели (в один ряд с постами, страницами, пользователями и т.д.). Используется для создания главного пункта меню в админ-панели и прикрепления к этому пункту функции, которая будет отвечать за страницу в админ-панели связанную с этим пунктом меню.</text:p>
      <text:p text:style-name="_5f_code">add_menu_page( $page_title, $menu_title, $capability, $menu_slug, $function, $icon_url, $position );</text:p>
      <text:p text:style-name="_5f_paragraph"><text:span text:style-name="_5f_bold">$page_title -</text:span> <text:span text:style-name="T6">текст на вкладке браузера</text:span><text:span text:style-name="T7"> </text:span></text:p>
      <text:p text:style-name="_5f_paragraph"><text:span text:style-name="_5f_bold">$menu_title</text:span>(строка) (обязательный) — <text:span text:style-name="T3">н</text:span>азвание пункта меню в сайдбаре админ-панели.</text:p>
      <text:p text:style-name="_5f_paragraph"><text:span text:style-name="_5f_bold">$capability</text:span>(строка) (обязательный)</text:p>
      <text:p text:style-name="P1">Права пользователя (возможности), необходимые чтобы пункт меню появился в списке. <text:span text:style-name="T1">Короче, есть пользователи: Супер-Админ, Админ, Редактор, Автор, Участник, Подписчик. И есть таблица на </text:span><text:a xlink:type="simple" xlink:href="https://wp-kama.ru/function/current_user_can#bazovyj-spisok-prav" text:style-name="Internet_20_link" text:visited-style-name="Visited_20_Internet_20_Link"><text:span text:style-name="T1">https://wp-kama.ru/function/current_user_can#bazovyj-spisok-prav</text:span></text:a><text:span text:style-name="T1">. </text:span><text:span text:style-name="T2">В зависимости от константы из таблицы это меню появляется у разных пользователей в зависимости от их прав. Если я правильно помню, то мы пользовались плагином </text:span><text:span text:style-name="_5f_bold"><text:span text:style-name="T2">User Role Editor</text:span></text:span><text:span text:style-name="T2">, чтобы добавить персонально человеку возможность копаться в базе данных. Нужно поставить плагин и проверить.</text:span></text:p>
      <text:p text:style-name="_5f_paragraph"><text:span text:style-name="_5f_bold">$menu_slug</text:span>(строка) (обязательный) — <text:span text:style-name="T3">это его веб адрес. При выборе появится в адресной строке </text:span><text:span text:style-name="_5f_bold"><text:span text:style-name="T8">/wp-admin/admin.php?page=</text:span></text:span><text:span text:style-name="_5f_bold"><text:span text:style-name="T9">my_page_slug</text:span></text:span><text:span text:style-name="_5f_bold"><text:span text:style-name="T3">. </text:span></text:span><text:span text:style-name="T3">(</text:span><text:span text:style-name="T10">GET </text:span><text:span text:style-name="T4">запрос</text:span><text:span text:style-name="T3">). </text:span>Можно указать произвольную ссылку (URL), куда будет вести клик пункта меню.</text:p>
      <text:p text:style-name="_5f_paragraph"><text:span text:style-name="_5f_bold">$function</text:span>(строка) - <text:span text:style-name="T3">н</text:span>азвание функции, которая выводит контент страницы пункта меню.</text:p>
      <text:p text:style-name="_5f_paragraph"><text:span text:style-name="_5f_bold">$icon_url(</text:span>строка)- <text:span text:style-name="T12">и</text:span>конка для пункта меню. <text:span text:style-name="T12">Иконки находятся на ресурсе </text:span><text:a xlink:type="simple" xlink:href="https://developer.wordpress.org/resource/dashicons" text:style-name="Internet_20_link" text:visited-style-name="Visited_20_Internet_20_Link"><text:span text:style-name="T12">https://developer.wordpress.org/resource/dashicons</text:span></text:a><text:span text:style-name="T11">. </text:span><text:span text:style-name="T5">Выбираем иконку смотрим название и пишем через дефис к dashicons-...</text:span></text:p>
      <text:p text:style-name="_5f_paragraph"><text:span text:style-name="_5f_bold">$position</text:span>(число) - <text:span text:style-name="T12">ч</text:span>исло определяющее позицию меню. Чем больше цифра, тем ниже будет расположен пункт меню.</text:p>
      <text:p text:style-name="_5f_code">2 Консоль</text:p>
      <text:p text:style-name="_5f_code">4 Разделитель</text:p>
      <text:p text:style-name="_5f_code">5 Посты</text:p>
      <text:p text:style-name="_5f_code">10 Медиа</text:p>
      <text:p text:style-name="_5f_code">15 Ссылки</text:p>
      <text:p text:style-name="_5f_code">20 Страницы</text:p>
      <text:p text:style-name="_5f_code">25 Комментарии</text:p>
      <text:p text:style-name="_5f_code">59 Разделитель</text:p>
      <text:p text:style-name="_5f_code">60 Внешний вид</text:p>
      <text:p text:style-name="_5f_code">65 Плагины</text:p>
      <text:p text:style-name="_5f_code">70 Пользователи</text:p>
      <text:p text:style-name="_5f_code">75 Инструменты</text:p>
      <text:p text:style-name="_5f_code">80 Настройки</text:p>
      <text:p text:style-name="_5f_code">99 Разделитель</text:p>
      <text:p text:style-name="_5f_paragraph">Внимание! Если два пункта используют одинаковую цифру-позицию, один из пунктов меню может быть перезаписан и будет показан только один пункт из двух. Чтобы избежать конфликта, можно использовать десятичные значения, вместо целых чисел: 63.3 вместо 63. Используйте кавычки: "63.3".</text:p>
      <text:p text:style-name="_5f_paragraph">По умолчанию, пункт меню будет добавлен в конец списка. По умолчанию: null (в конце списка иконок).</text:p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/>
      <text:p text:style-name="_5f_paragraph"><text:soft-page-break/></text:p>
      <text:p text:style-name="_5f_paragraph"/>
      <text:p text:style-name="_5f_paragraph"/>
      <text:p text:style-name="_5f_paragraph"/>
      <text:p text:style-name="_5f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07T01:30:54.165000000</dc:date>
    <meta:editing-duration>PT31M38S</meta:editing-duration>
    <meta:editing-cycles>11</meta:editing-cycles>
    <meta:document-statistic meta:table-count="0" meta:image-count="0" meta:object-count="0" meta:page-count="2" meta:paragraph-count="26" meta:word-count="288" meta:character-count="2239" meta:non-whitespace-character-count="1974"/>
  </office:meta>
</office:document-meta>
</file>